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Song by the young David</text:p>
      <text:p text:style-name="Standard"/>
      <text:p text:style-name="Standard">Oh no, it's a nuclear war,</text:p>
      <text:p text:style-name="Standard">On no, I can't take anymore.</text:p>
      <text:p text:style-name="Standard">Little explosions as hot as the sun,</text:p>
      <text:p text:style-name="Standard">All I can think is I hope that we won.</text:p>
      <text:p text:style-name="Standard"/>
      <text:p text:style-name="Standard">To stop the spreading communists,</text:p>
      <text:p text:style-name="Standard">let's blow them all to hell.</text:p>
      <text:p text:style-name="Standard">We'll lose a few civilians,</text:p>
      <text:p text:style-name="Standard">but I guess it's just as well .</text:p>
      <text:p text:style-name="Standard"/>
      <text:p text:style-name="Standard">Those expansionistic Russians, </text:p>
      <text:p text:style-name="Standard">when will they ever learn?</text:p>
      <text:p text:style-name="Standard">The time has come to nuke them,</text:p>
      <text:p text:style-name="Standard">to make them die and squirm.</text:p>
      <text:p text:style-name="Standard"/>
      <text:p text:style-name="Standard">Mutually destructive,</text:p>
      <text:p text:style-name="Standard">it's no more give and take.</text:p>
      <text:p text:style-name="Standard">We may be dead </text:p>
      <text:p text:style-name="Standard">but at least democracy is saf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y Ann Sushinsky</meta:initial-creator>
    <meta:creation-date>2010-01-08T20:18:47</meta:creation-date>
    <meta:document-statistic meta:table-count="0" meta:image-count="0" meta:object-count="0" meta:page-count="1" meta:paragraph-count="17" meta:word-count="98" meta:character-count="482"/>
    <dc:date>2010-01-08T20:25:20</dc:date>
    <dc:creator>Mary Ann Sushinsky</dc:creator>
    <meta:editing-duration>PT00H06M35S</meta:editing-duration>
    <meta:editing-cycles>1</meta:editing-cycles>
    <meta:generator>OpenOffice.org/3.1$Unix OpenOffice.org_project/310m19$Build-9420</meta:generator>
  </office:meta>
</office:document-meta>
</file>